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ndale Sans UI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808cm"/>
    </style:style>
    <style:style style:name="co3" style:family="table-column">
      <style:table-column-properties fo:break-before="auto" style:column-width="3.12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use-window-font-color="true" style:text-outline="false" style:text-line-through-style="none" fo:font-size="12pt" fo:language="da" fo:country="DK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2pt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ce5" style:family="table-cell" style:parent-style-name="Default">
      <style:text-properties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fo:language="da" fo:country="DK" style:letter-kerning="true" style:font-name-asian="Andale Sans UI" style:font-size-asian="12pt" style:language-asian="zxx" style:country-asian="none" style:language-complex="zxx" style:country-complex="none"/>
    </style:style>
    <style:style style:name="T2" style:family="text">
      <style:text-properties style:use-window-font-color="true" style:font-name="Times New Roman" fo:font-size="12pt" fo:language="da" fo:country="DK" style:letter-kerning="true" style:font-name-asian="Andale Sans UI" style:font-size-asian="12pt" style:language-asian="zxx" style:country-asian="none" style:font-size-complex="12pt" style:language-complex="zxx" style:country-complex="non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 table:style-name="Default" table:number-columns-repeated="5"/>
        </table:table-row>
        <table:table-row table:style-name="ro2">
          <table:table-cell table:style-name="Default" office:value-type="string">
            <text:p>ID</text:p>
          </table:table-cell>
          <table:table-cell table:style-name="ce2" office:value-type="string">
            <text:p>Story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Estimate</text:p>
          </table:table-cell>
          <table:table-cell table:style-name="ce2" office:value-type="string">
            <text:p>Prioritet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Arduino skal kunne finde Api, til at kommunikere med rfid.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Arduino skal tilpasses API'en.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Implementer authentication i API.</text:p>
          </table:table-cell>
          <table:table-cell table:number-columns-repeated="2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Arduino skal programmeres til at kunne kommunikere med en RFID læser. *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Der skal oprettes database til at gemme bruger oplysninger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4" office:value-type="string">
            <text:p><text:span text:style-name="T1">Der skal laves en webside hvor brugere kan oprette sig</text:span></text:p>
          </table:table-cell>
          <table:table-cell table:number-columns-repeated="2"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Arduino skal have forbindlese med API'en.</text:p>
          </table:table-cell>
          <table:table-cell table:number-columns-repeated="2"/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*2</text:p>
          </table:table-cell>
          <table:table-cell office:value-type="string">
            <text:p>Systemet skal kunne oprette en ny rejse </text:p>
          </table:table-cell>
          <table:table-cell table:number-columns-repeated="2"/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*2</text:p>
          </table:table-cell>
          <table:table-cell office:value-type="string">
            <text:p>Systemet skal kunne håndtere, et simpelt tjek ind med RFID læser.</text:p>
          </table:table-cell>
          <table:table-cell table:number-columns-repeated="2"/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**2</text:p>
          </table:table-cell>
          <table:table-cell office:value-type="string">
            <text:p>API'en skal når en bruger tjekkes ind, kommunikere med databasen.</text:p>
          </table:table-cell>
          <table:table-cell table:number-columns-repeated="2"/>
          <table:table-cell office:value-type="float" office:value="16">
            <text:p>16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Database skal kunne håndtere rejsetransaktioner.</text:p>
          </table:table-cell>
          <table:table-cell table:number-columns-repeated="2"/>
          <table:table-cell office:value-type="float" office:value="17">
            <text:p>17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- Summere total indestående på brugerens konto *</text:p>
          </table:table-cell>
          <table:table-cell table:number-columns-repeated="2"/>
          <table:table-cell office:value-type="float" office:value="18">
            <text:p>18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Væsentlige oplysninger skal krypteres i databasen</text:p>
          </table:table-cell>
          <table:table-cell table:number-columns-repeated="2"/>
          <table:table-cell office:value-type="float" office:value="20">
            <text:p>2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Systemet skal gemme rejsehistorien for en bruger</text:p>
          </table:table-cell>
          <table:table-cell table:number-columns-repeated="2"/>
          <table:table-cell office:value-type="float" office:value="39">
            <text:p>39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Systemet skal kunne konstantere, at der mangler penge på kortet.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Systemet skal kunne finde ud af om der er tale om en ny rejse, eller fortsat rejse. Ved tjek-ind/ud.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Der skal implementeres brugerrettigheder udfra roller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Brugeren skal kunne overføre penge til en rejsekonto</text:p>
          </table:table-cell>
          <table:table-cell table:number-columns-repeated="2"/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Brugeren skal kunne se sin saldo</text:p>
          </table:table-cell>
          <table:table-cell table:number-columns-repeated="2"/>
          <table:table-cell office:value-type="float" office:value="61">
            <text:p>61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Systemet skal kunne håndtere, at der ikke er signal til serveren, så skal alle tjek-ind/ud sættes i kø.</text:p>
          </table:table-cell>
          <table:table-cell table:number-columns-repeated="2"/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Systemet skal kunne liste en brugers rejsehistorie</text:p>
          </table:table-cell>
          <table:table-cell table:number-columns-repeated="2"/>
          <table:table-cell office:value-type="float" office:value="91">
            <text:p>91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style-name="ce1" office:value-type="string">
            <text:p>Systemet skal indeholde regler for hvor mange penge der skal være på kortet før tjek ind</text:p>
          </table:table-cell>
          <table:table-cell table:number-columns-repeated="2"/>
          <table:table-cell office:value-type="float" office:value="96">
            <text:p>96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Administrator skal kunne se en brugers informationer</text:p>
          </table:table-cell>
          <table:table-cell table:number-columns-repeated="2"/>
          <table:table-cell office:value-type="float" office:value="97">
            <text:p>97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5" office:value-type="string">
            <text:p><text:span text:style-name="T1">- RFID læseren skal si</text:span><text:span text:style-name="T2">ge”</text:span><text:a xlink:href="http://www.youtube.com/watch?v=qMPpnCvCZvw">Verdens bedste lyd</text:a>‎<text:span text:style-name="T2">” hvis der ikke er penge på kortet.</text:span></text:p>
          </table:table-cell>
          <table:table-cell table:number-columns-repeated="2"/>
          <table:table-cell office:value-type="float" office:value="98">
            <text:p>98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Administrator skal kunne gøre et kort inaktivt</text:p>
          </table:table-cell>
          <table:table-cell table:number-columns-repeated="2"/>
          <table:table-cell office:value-type="float" office:value="99">
            <text:p>99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style-name="ce1" office:value-type="string">
            <text:p>Lav en API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3">
          <table:table-cell/>
          <table:table-cell table:style-name="ce1" office:value-type="string">
            <text:p>Lav en backlog</text:p>
          </table:table-cell>
          <table:table-cell table:number-columns-repeated="2"/>
          <table:table-cell office:value-type="float" office:value="0">
            <text:p>0</text:p>
          </table:table-cell>
        </table:table-row>
      </table:table>
      <table:named-expressions/>
      <table:database-ranges>
        <table:database-range table:name="__Anonymous_Sheet_DB__0" table:target-range-address="Sheet1.B3:Sheet1.E2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ndale Sans UI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-00-0000</text:date>, <text:time style:data-style-name="N2" text:time-value="0000-00-00T09:32:48.6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7T10:01:00.42</meta:creation-date>
    <dc:date>2013-11-29T11:37:01.59</dc:date>
    <meta:editing-duration>PT1H54M50S</meta:editing-duration>
    <meta:editing-cycles>7</meta:editing-cycles>
    <meta:generator>LibreOffice/3.6$Windows_x86 LibreOffice_project/e29a214-2bbed72-0621de6-a97528c-8f066d</meta:generator>
    <meta:document-statistic meta:table-count="1" meta:cell-count="85" meta:object-count="0"/>
  </office:meta>
</office:document-meta>
</file>